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0839" calcext:value-type="float">
            <text:p>0.560839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564204034" calcext:value-type="float">
            <text:p>0.564204</text:p>
          </table:table-cell>
          <table:table-cell table:number-columns-repeated="2" office:value-type="float" office:value="0.564392156" calcext:value-type="float">
            <text:p>0.564392</text:p>
          </table:table-cell>
          <table:table-cell table:number-columns-repeated="2" office:value-type="float" office:value="0.557659844" calcext:value-type="float">
            <text:p>0.557660</text:p>
          </table:table-cell>
          <table:table-cell office:value-type="float" office:value="0.562511421898" calcext:value-type="float">
            <text:p>0.562511</text:p>
          </table:table-cell>
          <table:table-cell table:number-columns-repeated="2" office:value-type="float" office:value="0.562698979532" calcext:value-type="float">
            <text:p>0.562699</text:p>
          </table:table-cell>
          <table:table-cell table:number-columns-repeated="2" office:value-type="float" office:value="0.559332823532" calcext:value-type="float">
            <text:p>0.559333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59156483" calcext:value-type="float">
            <text:p>0.559156</text:p>
          </table:table-cell>
          <table:table-cell table:number-columns-repeated="2" office:value-type="float" office:value="0.562709078" calcext:value-type="float">
            <text:p>0.562709</text:p>
          </table:table-cell>
          <table:table-cell office:value-type="float" office:value="0.566085332468" calcext:value-type="float">
            <text:p>0.566085</text:p>
          </table:table-cell>
          <table:table-cell table:formula="of:=AVERAGE([.B2:.U2])" office:value-type="float" office:value="0.5616597555747" calcext:value-type="float">
            <text:p>0.5616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561026" calcext:value-type="float">
            <text:p>0.561026</text:p>
          </table:table-cell>
          <table:table-cell table:number-columns-repeated="4" office:value-type="float" office:value="0.564392156" calcext:value-type="float">
            <text:p>0.564392</text:p>
          </table:table-cell>
          <table:table-cell table:number-columns-repeated="2" office:value-type="float" office:value="0.557659844" calcext:value-type="float">
            <text:p>0.557660</text:p>
          </table:table-cell>
          <table:table-cell table:number-columns-repeated="3" office:value-type="float" office:value="0.562698979532" calcext:value-type="float">
            <text:p>0.562699</text:p>
          </table:table-cell>
          <table:table-cell table:number-columns-repeated="2" office:value-type="float" office:value="0.559332823532" calcext:value-type="float">
            <text:p>0.559333</text:p>
          </table:table-cell>
          <table:table-cell table:number-columns-repeated="2" office:value-type="float" office:value="0.559342922" calcext:value-type="float">
            <text:p>0.559343</text:p>
          </table:table-cell>
          <table:table-cell table:number-columns-repeated="2" office:value-type="float" office:value="0.562709078" calcext:value-type="float">
            <text:p>0.562709</text:p>
          </table:table-cell>
          <table:table-cell office:value-type="float" office:value="0.566085332468" calcext:value-type="float">
            <text:p>0.566085</text:p>
          </table:table-cell>
          <table:table-cell table:formula="of:=AVERAGE([.B3:.U3])" office:value-type="float" office:value="0.5616972115064" calcext:value-type="float">
            <text:p>0.561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58405" calcext:value-type="float">
            <text:p>0.558405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55597" calcext:value-type="float">
            <text:p>0.555597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56175543" calcext:value-type="float">
            <text:p>0.561755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558930582" calcext:value-type="float">
            <text:p>0.558931</text:p>
          </table:table-cell>
          <table:table-cell office:value-type="float" office:value="0.557659844" calcext:value-type="float">
            <text:p>0.557660</text:p>
          </table:table-cell>
          <table:table-cell office:value-type="float" office:value="0.552263418" calcext:value-type="float">
            <text:p>0.552263</text:p>
          </table:table-cell>
          <table:table-cell office:value-type="float" office:value="0.56007016371" calcext:value-type="float">
            <text:p>0.560070</text:p>
          </table:table-cell>
          <table:table-cell office:value-type="float" office:value="0.562698979532" calcext:value-type="float">
            <text:p>0.562699</text:p>
          </table:table-cell>
          <table:table-cell office:value-type="float" office:value="0.557253790254" calcext:value-type="float">
            <text:p>0.557254</text:p>
          </table:table-cell>
          <table:table-cell office:value-type="float" office:value="0.559332823532" calcext:value-type="float">
            <text:p>0.559333</text:p>
          </table:table-cell>
          <table:table-cell office:value-type="float" office:value="0.553920208254" calcext:value-type="float">
            <text:p>0.553920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56729785" calcext:value-type="float">
            <text:p>0.556730</text:p>
          </table:table-cell>
          <table:table-cell office:value-type="float" office:value="0.562709078" calcext:value-type="float">
            <text:p>0.562709</text:p>
          </table:table-cell>
          <table:table-cell office:value-type="float" office:value="0.557263791" calcext:value-type="float">
            <text:p>0.557264</text:p>
          </table:table-cell>
          <table:table-cell office:value-type="float" office:value="0.566085332468" calcext:value-type="float">
            <text:p>0.566085</text:p>
          </table:table-cell>
          <table:table-cell table:formula="of:=AVERAGE([.B4:.U4])" office:value-type="float" office:value="0.5595427229875" calcext:value-type="float">
            <text:p>0.559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.561026" calcext:value-type="float">
            <text:p>0.561026</text:p>
          </table:table-cell>
          <table:table-cell table:number-columns-repeated="4" office:value-type="float" office:value="0.564392156" calcext:value-type="float">
            <text:p>0.564392</text:p>
          </table:table-cell>
          <table:table-cell table:number-columns-repeated="2" office:value-type="float" office:value="0.557659844" calcext:value-type="float">
            <text:p>0.557660</text:p>
          </table:table-cell>
          <table:table-cell table:number-columns-repeated="3" office:value-type="float" office:value="0.562698979532" calcext:value-type="float">
            <text:p>0.562699</text:p>
          </table:table-cell>
          <table:table-cell table:number-columns-repeated="2" office:value-type="float" office:value="0.559332823532" calcext:value-type="float">
            <text:p>0.559333</text:p>
          </table:table-cell>
          <table:table-cell table:number-columns-repeated="2" office:value-type="float" office:value="0.559342922" calcext:value-type="float">
            <text:p>0.559343</text:p>
          </table:table-cell>
          <table:table-cell table:number-columns-repeated="2" office:value-type="float" office:value="0.562709078" calcext:value-type="float">
            <text:p>0.562709</text:p>
          </table:table-cell>
          <table:table-cell office:value-type="float" office:value="0.566085332468" calcext:value-type="float">
            <text:p>0.566085</text:p>
          </table:table-cell>
          <table:table-cell table:formula="of:=AVERAGE([.B5:.U5])" office:value-type="float" office:value="0.5616972115064" calcext:value-type="float">
            <text:p>0.5616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.561026" calcext:value-type="float">
            <text:p>0.561026</text:p>
          </table:table-cell>
          <table:table-cell table:number-columns-repeated="4" office:value-type="float" office:value="0.564392156" calcext:value-type="float">
            <text:p>0.564392</text:p>
          </table:table-cell>
          <table:table-cell table:number-columns-repeated="2" office:value-type="float" office:value="0.557659844" calcext:value-type="float">
            <text:p>0.557660</text:p>
          </table:table-cell>
          <table:table-cell table:number-columns-repeated="3" office:value-type="float" office:value="0.562698979532" calcext:value-type="float">
            <text:p>0.562699</text:p>
          </table:table-cell>
          <table:table-cell table:number-columns-repeated="2" office:value-type="float" office:value="0.559332823532" calcext:value-type="float">
            <text:p>0.559333</text:p>
          </table:table-cell>
          <table:table-cell table:number-columns-repeated="2" office:value-type="float" office:value="0.559342922" calcext:value-type="float">
            <text:p>0.559343</text:p>
          </table:table-cell>
          <table:table-cell table:number-columns-repeated="2" office:value-type="float" office:value="0.562709078" calcext:value-type="float">
            <text:p>0.562709</text:p>
          </table:table-cell>
          <table:table-cell office:value-type="float" office:value="0.566085332468" calcext:value-type="float">
            <text:p>0.566085</text:p>
          </table:table-cell>
          <table:table-cell table:formula="of:=AVERAGE([.B6:.U6])" office:value-type="float" office:value="0.5616972115064" calcext:value-type="float">
            <text:p>0.561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.561026" calcext:value-type="float">
            <text:p>0.561026</text:p>
          </table:table-cell>
          <table:table-cell table:number-columns-repeated="4" office:value-type="float" office:value="0.564392156" calcext:value-type="float">
            <text:p>0.564392</text:p>
          </table:table-cell>
          <table:table-cell table:number-columns-repeated="2" office:value-type="float" office:value="0.557659844" calcext:value-type="float">
            <text:p>0.557660</text:p>
          </table:table-cell>
          <table:table-cell table:number-columns-repeated="3" office:value-type="float" office:value="0.562698979532" calcext:value-type="float">
            <text:p>0.562699</text:p>
          </table:table-cell>
          <table:table-cell table:number-columns-repeated="2" office:value-type="float" office:value="0.559332823532" calcext:value-type="float">
            <text:p>0.559333</text:p>
          </table:table-cell>
          <table:table-cell table:number-columns-repeated="2" office:value-type="float" office:value="0.559342922" calcext:value-type="float">
            <text:p>0.559343</text:p>
          </table:table-cell>
          <table:table-cell table:number-columns-repeated="2" office:value-type="float" office:value="0.562709078" calcext:value-type="float">
            <text:p>0.562709</text:p>
          </table:table-cell>
          <table:table-cell office:value-type="float" office:value="0.566085332468" calcext:value-type="float">
            <text:p>0.566085</text:p>
          </table:table-cell>
          <table:table-cell table:formula="of:=AVERAGE([.B7:.U7])" office:value-type="float" office:value="0.5616972115064" calcext:value-type="float">
            <text:p>0.561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.561026" calcext:value-type="float">
            <text:p>0.561026</text:p>
          </table:table-cell>
          <table:table-cell office:value-type="float" office:value="0.575627" calcext:value-type="float">
            <text:p>0.575627</text:p>
          </table:table-cell>
          <table:table-cell table:number-columns-repeated="3" office:value-type="float" office:value="0.564392156" calcext:value-type="float">
            <text:p>0.564392</text:p>
          </table:table-cell>
          <table:table-cell office:value-type="float" office:value="0.579080762" calcext:value-type="float">
            <text:p>0.579081</text:p>
          </table:table-cell>
          <table:table-cell office:value-type="float" office:value="0.557659844" calcext:value-type="float">
            <text:p>0.557660</text:p>
          </table:table-cell>
          <table:table-cell office:value-type="float" office:value="0.572173238" calcext:value-type="float">
            <text:p>0.572173</text:p>
          </table:table-cell>
          <table:table-cell table:number-columns-repeated="2" office:value-type="float" office:value="0.562698979532" calcext:value-type="float">
            <text:p>0.562699</text:p>
          </table:table-cell>
          <table:table-cell office:value-type="float" office:value="0.577343519714" calcext:value-type="float">
            <text:p>0.577344</text:p>
          </table:table-cell>
          <table:table-cell office:value-type="float" office:value="0.559332823532" calcext:value-type="float">
            <text:p>0.559333</text:p>
          </table:table-cell>
          <table:table-cell office:value-type="float" office:value="0.573889757714" calcext:value-type="float">
            <text:p>0.573890</text:p>
          </table:table-cell>
          <table:table-cell table:number-columns-repeated="2" office:value-type="float" office:value="0.559342922" calcext:value-type="float">
            <text:p>0.559343</text:p>
          </table:table-cell>
          <table:table-cell office:value-type="float" office:value="0.562709078" calcext:value-type="float">
            <text:p>0.562709</text:p>
          </table:table-cell>
          <table:table-cell office:value-type="float" office:value="0.577353881" calcext:value-type="float">
            <text:p>0.577354</text:p>
          </table:table-cell>
          <table:table-cell office:value-type="float" office:value="0.566085332468" calcext:value-type="float">
            <text:p>0.566085</text:p>
          </table:table-cell>
          <table:table-cell table:formula="of:=AVERAGE([.B8:.U8])" office:value-type="float" office:value="0.5660796753746" calcext:value-type="float">
            <text:p>0.566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4021" calcext:value-type="float">
            <text:p>0.564021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618682" calcext:value-type="float">
            <text:p>0.618682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567405126" calcext:value-type="float">
            <text:p>0.567405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622394092" calcext:value-type="float">
            <text:p>0.622394</text:p>
          </table:table-cell>
          <table:table-cell office:value-type="float" office:value="0.557659844" calcext:value-type="float">
            <text:p>0.557660</text:p>
          </table:table-cell>
          <table:table-cell office:value-type="float" office:value="0.614969908" calcext:value-type="float">
            <text:p>0.614970</text:p>
          </table:table-cell>
          <table:table-cell office:value-type="float" office:value="0.565702910622" calcext:value-type="float">
            <text:p>0.565703</text:p>
          </table:table-cell>
          <table:table-cell office:value-type="float" office:value="0.562698979532" calcext:value-type="float">
            <text:p>0.562699</text:p>
          </table:table-cell>
          <table:table-cell office:value-type="float" office:value="0.620526909724" calcext:value-type="float">
            <text:p>0.620527</text:p>
          </table:table-cell>
          <table:table-cell office:value-type="float" office:value="0.559332823532" calcext:value-type="float">
            <text:p>0.559333</text:p>
          </table:table-cell>
          <table:table-cell office:value-type="float" office:value="0.616814817724" calcext:value-type="float">
            <text:p>0.616815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62328937" calcext:value-type="float">
            <text:p>0.562329</text:p>
          </table:table-cell>
          <table:table-cell office:value-type="float" office:value="0.562709078" calcext:value-type="float">
            <text:p>0.562709</text:p>
          </table:table-cell>
          <table:table-cell office:value-type="float" office:value="0.620538046" calcext:value-type="float">
            <text:p>0.620538</text:p>
          </table:table-cell>
          <table:table-cell office:value-type="float" office:value="0.566085332468" calcext:value-type="float">
            <text:p>0.566085</text:p>
          </table:table-cell>
          <table:table-cell table:formula="of:=AVERAGE([.B9:.U9])" office:value-type="float" office:value="0.5796024519301" calcext:value-type="float">
            <text:p>0.579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74504" calcext:value-type="float">
            <text:p>0.574504</text:p>
          </table:table-cell>
          <table:table-cell office:value-type="float" office:value="0.585361" calcext:value-type="float">
            <text:p>0.585361</text:p>
          </table:table-cell>
          <table:table-cell office:value-type="float" office:value="0.641707" calcext:value-type="float">
            <text:p>0.641707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577951024" calcext:value-type="float">
            <text:p>0.577951</text:p>
          </table:table-cell>
          <table:table-cell office:value-type="float" office:value="0.588873166" calcext:value-type="float">
            <text:p>0.588873</text:p>
          </table:table-cell>
          <table:table-cell office:value-type="float" office:value="0.645557242" calcext:value-type="float">
            <text:p>0.645557</text:p>
          </table:table-cell>
          <table:table-cell office:value-type="float" office:value="0.581848834" calcext:value-type="float">
            <text:p>0.581849</text:p>
          </table:table-cell>
          <table:table-cell office:value-type="float" office:value="0.637856758" calcext:value-type="float">
            <text:p>0.637857</text:p>
          </table:table-cell>
          <table:table-cell office:value-type="float" office:value="0.576217170928" calcext:value-type="float">
            <text:p>0.576217</text:p>
          </table:table-cell>
          <table:table-cell office:value-type="float" office:value="0.587106546502" calcext:value-type="float">
            <text:p>0.587107</text:p>
          </table:table-cell>
          <table:table-cell office:value-type="float" office:value="0.643620570274" calcext:value-type="float">
            <text:p>0.643621</text:p>
          </table:table-cell>
          <table:table-cell office:value-type="float" office:value="0.583594380502" calcext:value-type="float">
            <text:p>0.583594</text:p>
          </table:table-cell>
          <table:table-cell office:value-type="float" office:value="0.639770328274" calcext:value-type="float">
            <text:p>0.639770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72780488" calcext:value-type="float">
            <text:p>0.572780</text:p>
          </table:table-cell>
          <table:table-cell office:value-type="float" office:value="0.587117083" calcext:value-type="float">
            <text:p>0.587117</text:p>
          </table:table-cell>
          <table:table-cell office:value-type="float" office:value="0.643632121" calcext:value-type="float">
            <text:p>0.643632</text:p>
          </table:table-cell>
          <table:table-cell office:value-type="float" office:value="0.566085332468" calcext:value-type="float">
            <text:p>0.566085</text:p>
          </table:table-cell>
          <table:table-cell table:formula="of:=AVERAGE([.B10:.U10])" office:value-type="float" office:value="0.5959172061474" calcext:value-type="float">
            <text:p>0.595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77686" calcext:value-type="float">
            <text:p>0.577686</text:p>
          </table:table-cell>
          <table:table-cell office:value-type="float" office:value="0.585923" calcext:value-type="float">
            <text:p>0.585923</text:p>
          </table:table-cell>
          <table:table-cell office:value-type="float" office:value="0.643766" calcext:value-type="float">
            <text:p>0.643766</text:p>
          </table:table-cell>
          <table:table-cell office:value-type="float" office:value="0.564392156" calcext:value-type="float">
            <text:p>0.564392</text:p>
          </table:table-cell>
          <table:table-cell office:value-type="float" office:value="0.581152116" calcext:value-type="float">
            <text:p>0.581152</text:p>
          </table:table-cell>
          <table:table-cell office:value-type="float" office:value="0.589438538" calcext:value-type="float">
            <text:p>0.589439</text:p>
          </table:table-cell>
          <table:table-cell office:value-type="float" office:value="0.647628596" calcext:value-type="float">
            <text:p>0.647629</text:p>
          </table:table-cell>
          <table:table-cell office:value-type="float" office:value="0.582407462" calcext:value-type="float">
            <text:p>0.582407</text:p>
          </table:table-cell>
          <table:table-cell office:value-type="float" office:value="0.639903404" calcext:value-type="float">
            <text:p>0.639903</text:p>
          </table:table-cell>
          <table:table-cell office:value-type="float" office:value="0.579408659652" calcext:value-type="float">
            <text:p>0.579409</text:p>
          </table:table-cell>
          <table:table-cell office:value-type="float" office:value="0.587670222386" calcext:value-type="float">
            <text:p>0.587670</text:p>
          </table:table-cell>
          <table:table-cell office:value-type="float" office:value="0.645685710212" calcext:value-type="float">
            <text:p>0.645686</text:p>
          </table:table-cell>
          <table:table-cell office:value-type="float" office:value="0.584154684386" calcext:value-type="float">
            <text:p>0.584155</text:p>
          </table:table-cell>
          <table:table-cell office:value-type="float" office:value="0.641823114212" calcext:value-type="float">
            <text:p>0.641823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75952942" calcext:value-type="float">
            <text:p>0.575953</text:p>
          </table:table-cell>
          <table:table-cell office:value-type="float" office:value="0.587680769" calcext:value-type="float">
            <text:p>0.587681</text:p>
          </table:table-cell>
          <table:table-cell office:value-type="float" office:value="0.645697298" calcext:value-type="float">
            <text:p>0.645697</text:p>
          </table:table-cell>
          <table:table-cell office:value-type="float" office:value="0.566085332468" calcext:value-type="float">
            <text:p>0.566085</text:p>
          </table:table-cell>
          <table:table-cell table:formula="of:=AVERAGE([.B11:.U11])" office:value-type="float" office:value="0.5973412463158" calcext:value-type="float">
            <text:p>0.597341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987" calcext:value-type="float">
            <text:p>0.687987</text:p>
          </table:table-cell>
          <table:table-cell office:value-type="float" office:value="0.688166" calcext:value-type="float">
            <text:p>0.688166</text:p>
          </table:table-cell>
          <table:table-cell office:value-type="float" office:value="0.687617" calcext:value-type="float">
            <text:p>0.687617</text:p>
          </table:table-cell>
          <table:table-cell office:value-type="float" office:value="0.689953" calcext:value-type="float">
            <text:p>0.689953</text:p>
          </table:table-cell>
          <table:table-cell office:value-type="float" office:value="0.683859078" calcext:value-type="float">
            <text:p>0.683859</text:p>
          </table:table-cell>
          <table:table-cell office:value-type="float" office:value="0.684037004" calcext:value-type="float">
            <text:p>0.684037</text:p>
          </table:table-cell>
          <table:table-cell office:value-type="float" office:value="0.683491298" calcext:value-type="float">
            <text:p>0.683491</text:p>
          </table:table-cell>
          <table:table-cell office:value-type="float" office:value="0.685813282" calcext:value-type="float">
            <text:p>0.685813</text:p>
          </table:table-cell>
          <table:table-cell office:value-type="float" office:value="0.691742702" calcext:value-type="float">
            <text:p>0.691743</text:p>
          </table:table-cell>
          <table:table-cell office:value-type="float" office:value="0.694092718" calcext:value-type="float">
            <text:p>0.694093</text:p>
          </table:table-cell>
          <table:table-cell office:value-type="float" office:value="0.686089115012" calcext:value-type="float">
            <text:p>0.686089</text:p>
          </table:table-cell>
          <table:table-cell office:value-type="float" office:value="0.685541771894" calcext:value-type="float">
            <text:p>0.685542</text:p>
          </table:table-cell>
          <table:table-cell office:value-type="float" office:value="0.687870721846" calcext:value-type="float">
            <text:p>0.687871</text:p>
          </table:table-cell>
          <table:table-cell office:value-type="float" office:value="0.689667473894" calcext:value-type="float">
            <text:p>0.689667</text:p>
          </table:table-cell>
          <table:table-cell office:value-type="float" office:value="0.692010439846" calcext:value-type="float">
            <text:p>0.692010</text:p>
          </table:table-cell>
          <table:table-cell office:value-type="float" office:value="0.685923039" calcext:value-type="float">
            <text:p>0.685923</text:p>
          </table:table-cell>
          <table:table-cell office:value-type="float" office:value="0.686101502" calcext:value-type="float">
            <text:p>0.686102</text:p>
          </table:table-cell>
          <table:table-cell office:value-type="float" office:value="0.685554149" calcext:value-type="float">
            <text:p>0.685554</text:p>
          </table:table-cell>
          <table:table-cell office:value-type="float" office:value="0.692022859" calcext:value-type="float">
            <text:p>0.692023</text:p>
          </table:table-cell>
          <table:table-cell office:value-type="float" office:value="0.685910655234" calcext:value-type="float">
            <text:p>0.685911</text:p>
          </table:table-cell>
          <table:table-cell table:formula="of:=AVERAGE([.B14:.U14])" office:value-type="float" office:value="0.6876725404363" calcext:value-type="float">
            <text:p>0.687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84" calcext:value-type="float">
            <text:p>0.688840</text:p>
          </table:table-cell>
          <table:table-cell office:value-type="float" office:value="0.689547" calcext:value-type="float">
            <text:p>0.689547</text:p>
          </table:table-cell>
          <table:table-cell office:value-type="float" office:value="0.687288" calcext:value-type="float">
            <text:p>0.687288</text:p>
          </table:table-cell>
          <table:table-cell office:value-type="float" office:value="0.688732" calcext:value-type="float">
            <text:p>0.688732</text:p>
          </table:table-cell>
          <table:table-cell office:value-type="float" office:value="0.68470696" calcext:value-type="float">
            <text:p>0.684707</text:p>
          </table:table-cell>
          <table:table-cell office:value-type="float" office:value="0.685409718" calcext:value-type="float">
            <text:p>0.685410</text:p>
          </table:table-cell>
          <table:table-cell office:value-type="float" office:value="0.683164272" calcext:value-type="float">
            <text:p>0.683164</text:p>
          </table:table-cell>
          <table:table-cell office:value-type="float" office:value="0.684599608" calcext:value-type="float">
            <text:p>0.684600</text:p>
          </table:table-cell>
          <table:table-cell office:value-type="float" office:value="0.691411728" calcext:value-type="float">
            <text:p>0.691412</text:p>
          </table:table-cell>
          <table:table-cell office:value-type="float" office:value="0.692864392" calcext:value-type="float">
            <text:p>0.692864</text:p>
          </table:table-cell>
          <table:table-cell office:value-type="float" office:value="0.687465947154" calcext:value-type="float">
            <text:p>0.687466</text:p>
          </table:table-cell>
          <table:table-cell office:value-type="float" office:value="0.685213764816" calcext:value-type="float">
            <text:p>0.685214</text:p>
          </table:table-cell>
          <table:table-cell office:value-type="float" office:value="0.686653406824" calcext:value-type="float">
            <text:p>0.686653</text:p>
          </table:table-cell>
          <table:table-cell office:value-type="float" office:value="0.689337492816" calcext:value-type="float">
            <text:p>0.689337</text:p>
          </table:table-cell>
          <table:table-cell office:value-type="float" office:value="0.690785798824" calcext:value-type="float">
            <text:p>0.690786</text:p>
          </table:table-cell>
          <table:table-cell office:value-type="float" office:value="0.68677348" calcext:value-type="float">
            <text:p>0.686773</text:p>
          </table:table-cell>
          <table:table-cell office:value-type="float" office:value="0.687478359" calcext:value-type="float">
            <text:p>0.687478</text:p>
          </table:table-cell>
          <table:table-cell office:value-type="float" office:value="0.685226136" calcext:value-type="float">
            <text:p>0.685226</text:p>
          </table:table-cell>
          <table:table-cell office:value-type="float" office:value="0.690798196" calcext:value-type="float">
            <text:p>0.690798</text:p>
          </table:table-cell>
          <table:table-cell office:value-type="float" office:value="0.68676108088" calcext:value-type="float">
            <text:p>0.686761</text:p>
          </table:table-cell>
          <table:table-cell table:formula="of:=AVERAGE([.B15:.U15])" office:value-type="float" office:value="0.6876528670157" calcext:value-type="float">
            <text:p>0.687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7212" calcext:value-type="float">
            <text:p>0.687212</text:p>
          </table:table-cell>
          <table:table-cell office:value-type="float" office:value="0.687434" calcext:value-type="float">
            <text:p>0.687434</text:p>
          </table:table-cell>
          <table:table-cell office:value-type="float" office:value="0.687953" calcext:value-type="float">
            <text:p>0.687953</text:p>
          </table:table-cell>
          <table:table-cell office:value-type="float" office:value="0.687084" calcext:value-type="float">
            <text:p>0.687084</text:p>
          </table:table-cell>
          <table:table-cell office:value-type="float" office:value="0.683088728" calcext:value-type="float">
            <text:p>0.683089</text:p>
          </table:table-cell>
          <table:table-cell office:value-type="float" office:value="0.683309396" calcext:value-type="float">
            <text:p>0.683309</text:p>
          </table:table-cell>
          <table:table-cell office:value-type="float" office:value="0.683825282" calcext:value-type="float">
            <text:p>0.683825</text:p>
          </table:table-cell>
          <table:table-cell office:value-type="float" office:value="0.682961496" calcext:value-type="float">
            <text:p>0.682961</text:p>
          </table:table-cell>
          <table:table-cell office:value-type="float" office:value="0.692080718" calcext:value-type="float">
            <text:p>0.692081</text:p>
          </table:table-cell>
          <table:table-cell office:value-type="float" office:value="0.691206504" calcext:value-type="float">
            <text:p>0.691207</text:p>
          </table:table-cell>
          <table:table-cell office:value-type="float" office:value="0.685359324188" calcext:value-type="float">
            <text:p>0.685359</text:p>
          </table:table-cell>
          <table:table-cell office:value-type="float" office:value="0.685876757846" calcext:value-type="float">
            <text:p>0.685877</text:p>
          </table:table-cell>
          <table:table-cell office:value-type="float" office:value="0.685010380488" calcext:value-type="float">
            <text:p>0.685010</text:p>
          </table:table-cell>
          <table:table-cell office:value-type="float" office:value="0.690004475846" calcext:value-type="float">
            <text:p>0.690004</text:p>
          </table:table-cell>
          <table:table-cell office:value-type="float" office:value="0.689132884488" calcext:value-type="float">
            <text:p>0.689133</text:p>
          </table:table-cell>
          <table:table-cell office:value-type="float" office:value="0.685150364" calcext:value-type="float">
            <text:p>0.685150</text:p>
          </table:table-cell>
          <table:table-cell office:value-type="float" office:value="0.685371698" calcext:value-type="float">
            <text:p>0.685372</text:p>
          </table:table-cell>
          <table:table-cell office:value-type="float" office:value="0.685889141" calcext:value-type="float">
            <text:p>0.685889</text:p>
          </table:table-cell>
          <table:table-cell office:value-type="float" office:value="0.689145252" calcext:value-type="float">
            <text:p>0.689145</text:p>
          </table:table-cell>
          <table:table-cell office:value-type="float" office:value="0.685137994184" calcext:value-type="float">
            <text:p>0.685138</text:p>
          </table:table-cell>
          <table:table-cell table:formula="of:=AVERAGE([.B16:.U16])" office:value-type="float" office:value="0.686611669802" calcext:value-type="float">
            <text:p>0.686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85877" calcext:value-type="float">
            <text:p>0.685877</text:p>
          </table:table-cell>
          <table:table-cell office:value-type="float" office:value="0.685371" calcext:value-type="float">
            <text:p>0.685371</text:p>
          </table:table-cell>
          <table:table-cell office:value-type="float" office:value="0.685844" calcext:value-type="float">
            <text:p>0.685844</text:p>
          </table:table-cell>
          <table:table-cell office:value-type="float" office:value="0.681487394" calcext:value-type="float">
            <text:p>0.681487</text:p>
          </table:table-cell>
          <table:table-cell office:value-type="float" office:value="0.681761738" calcext:value-type="float">
            <text:p>0.681762</text:p>
          </table:table-cell>
          <table:table-cell office:value-type="float" office:value="0.681258774" calcext:value-type="float">
            <text:p>0.681259</text:p>
          </table:table-cell>
          <table:table-cell office:value-type="float" office:value="0.681728936" calcext:value-type="float">
            <text:p>0.681729</text:p>
          </table:table-cell>
          <table:table-cell office:value-type="float" office:value="0.689483226" calcext:value-type="float">
            <text:p>0.689483</text:p>
          </table:table-cell>
          <table:table-cell office:value-type="float" office:value="0.689959064" calcext:value-type="float">
            <text:p>0.689959</text:p>
          </table:table-cell>
          <table:table-cell office:value-type="float" office:value="0.683807023214" calcext:value-type="float">
            <text:p>0.683807</text:p>
          </table:table-cell>
          <table:table-cell office:value-type="float" office:value="0.683302550322" calcext:value-type="float">
            <text:p>0.683303</text:p>
          </table:table-cell>
          <table:table-cell office:value-type="float" office:value="0.683774122808" calcext:value-type="float">
            <text:p>0.683774</text:p>
          </table:table-cell>
          <table:table-cell office:value-type="float" office:value="0.687414776322" calcext:value-type="float">
            <text:p>0.687415</text:p>
          </table:table-cell>
          <table:table-cell office:value-type="float" office:value="0.687889186808" calcext:value-type="float">
            <text:p>0.687889</text:p>
          </table:table-cell>
          <table:table-cell office:value-type="float" office:value="0.683544197" calcext:value-type="float">
            <text:p>0.683544</text:p>
          </table:table-cell>
          <table:table-cell office:value-type="float" office:value="0.683819369" calcext:value-type="float">
            <text:p>0.683819</text:p>
          </table:table-cell>
          <table:table-cell office:value-type="float" office:value="0.683314887" calcext:value-type="float">
            <text:p>0.683315</text:p>
          </table:table-cell>
          <table:table-cell office:value-type="float" office:value="0.687901532" calcext:value-type="float">
            <text:p>0.687902</text:p>
          </table:table-cell>
          <table:table-cell office:value-type="float" office:value="0.683531856182" calcext:value-type="float">
            <text:p>0.683532</text:p>
          </table:table-cell>
          <table:table-cell table:formula="of:=AVERAGE([.B17:.U17])" office:value-type="float" office:value="0.6848335816328" calcext:value-type="float">
            <text:p>0.684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5541" calcext:value-type="float">
            <text:p>0.685541</text:p>
          </table:table-cell>
          <table:table-cell office:value-type="float" office:value="0.683542" calcext:value-type="float">
            <text:p>0.683542</text:p>
          </table:table-cell>
          <table:table-cell office:value-type="float" office:value="0.683602" calcext:value-type="float">
            <text:p>0.683602</text:p>
          </table:table-cell>
          <table:table-cell office:value-type="float" office:value="0.685616" calcext:value-type="float">
            <text:p>0.685616</text:p>
          </table:table-cell>
          <table:table-cell office:value-type="float" office:value="0.681427754" calcext:value-type="float">
            <text:p>0.681428</text:p>
          </table:table-cell>
          <table:table-cell office:value-type="float" office:value="0.679440748" calcext:value-type="float">
            <text:p>0.679441</text:p>
          </table:table-cell>
          <table:table-cell office:value-type="float" office:value="0.679500388" calcext:value-type="float">
            <text:p>0.679500</text:p>
          </table:table-cell>
          <table:table-cell office:value-type="float" office:value="0.681502304" calcext:value-type="float">
            <text:p>0.681502</text:p>
          </table:table-cell>
          <table:table-cell office:value-type="float" office:value="0.687703612" calcext:value-type="float">
            <text:p>0.687704</text:p>
          </table:table-cell>
          <table:table-cell office:value-type="float" office:value="0.689729696" calcext:value-type="float">
            <text:p>0.689730</text:p>
          </table:table-cell>
          <table:table-cell office:value-type="float" office:value="0.681479070244" calcext:value-type="float">
            <text:p>0.681479</text:p>
          </table:table-cell>
          <table:table-cell office:value-type="float" office:value="0.681538889164" calcext:value-type="float">
            <text:p>0.681539</text:p>
          </table:table-cell>
          <table:table-cell office:value-type="float" office:value="0.683546810912" calcext:value-type="float">
            <text:p>0.683547</text:p>
          </table:table-cell>
          <table:table-cell office:value-type="float" office:value="0.685640501164" calcext:value-type="float">
            <text:p>0.685641</text:p>
          </table:table-cell>
          <table:table-cell office:value-type="float" office:value="0.687660506912" calcext:value-type="float">
            <text:p>0.687661</text:p>
          </table:table-cell>
          <table:table-cell office:value-type="float" office:value="0.683484377" calcext:value-type="float">
            <text:p>0.683484</text:p>
          </table:table-cell>
          <table:table-cell office:value-type="float" office:value="0.681491374" calcext:value-type="float">
            <text:p>0.681491</text:p>
          </table:table-cell>
          <table:table-cell office:value-type="float" office:value="0.681551194" calcext:value-type="float">
            <text:p>0.681551</text:p>
          </table:table-cell>
          <table:table-cell office:value-type="float" office:value="0.687672848" calcext:value-type="float">
            <text:p>0.687673</text:p>
          </table:table-cell>
          <table:table-cell office:value-type="float" office:value="0.683472037262" calcext:value-type="float">
            <text:p>0.683472</text:p>
          </table:table-cell>
          <table:table-cell table:formula="of:=AVERAGE([.B18:.U18])" office:value-type="float" office:value="0.6837571555329" calcext:value-type="float">
            <text:p>0.683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4946" calcext:value-type="float">
            <text:p>0.684946</text:p>
          </table:table-cell>
          <table:table-cell office:value-type="float" office:value="0.68505" calcext:value-type="float">
            <text:p>0.685050</text:p>
          </table:table-cell>
          <table:table-cell office:value-type="float" office:value="0.684394" calcext:value-type="float">
            <text:p>0.684394</text:p>
          </table:table-cell>
          <table:table-cell office:value-type="float" office:value="0.685815" calcext:value-type="float">
            <text:p>0.685815</text:p>
          </table:table-cell>
          <table:table-cell office:value-type="float" office:value="0.680836324" calcext:value-type="float">
            <text:p>0.680836</text:p>
          </table:table-cell>
          <table:table-cell office:value-type="float" office:value="0.6809397" calcext:value-type="float">
            <text:p>0.680940</text:p>
          </table:table-cell>
          <table:table-cell office:value-type="float" office:value="0.680287636" calcext:value-type="float">
            <text:p>0.680288</text:p>
          </table:table-cell>
          <table:table-cell office:value-type="float" office:value="0.68170011" calcext:value-type="float">
            <text:p>0.681700</text:p>
          </table:table-cell>
          <table:table-cell office:value-type="float" office:value="0.688500364" calcext:value-type="float">
            <text:p>0.688500</text:p>
          </table:table-cell>
          <table:table-cell office:value-type="float" office:value="0.68992989" calcext:value-type="float">
            <text:p>0.689930</text:p>
          </table:table-cell>
          <table:table-cell office:value-type="float" office:value="0.6829825191" calcext:value-type="float">
            <text:p>0.682983</text:p>
          </table:table-cell>
          <table:table-cell office:value-type="float" office:value="0.682328498908" calcext:value-type="float">
            <text:p>0.682328</text:p>
          </table:table-cell>
          <table:table-cell office:value-type="float" office:value="0.68374521033" calcext:value-type="float">
            <text:p>0.683745</text:p>
          </table:table-cell>
          <table:table-cell office:value-type="float" office:value="0.686434862908" calcext:value-type="float">
            <text:p>0.686435</text:p>
          </table:table-cell>
          <table:table-cell office:value-type="float" office:value="0.68786010033" calcext:value-type="float">
            <text:p>0.687860</text:p>
          </table:table-cell>
          <table:table-cell office:value-type="float" office:value="0.682891162" calcext:value-type="float">
            <text:p>0.682891</text:p>
          </table:table-cell>
          <table:table-cell office:value-type="float" office:value="0.68299485" calcext:value-type="float">
            <text:p>0.682995</text:p>
          </table:table-cell>
          <table:table-cell office:value-type="float" office:value="0.682340818" calcext:value-type="float">
            <text:p>0.682341</text:p>
          </table:table-cell>
          <table:table-cell office:value-type="float" office:value="0.687872445" calcext:value-type="float">
            <text:p>0.687872</text:p>
          </table:table-cell>
          <table:table-cell office:value-type="float" office:value="0.682878832972" calcext:value-type="float">
            <text:p>0.682879</text:p>
          </table:table-cell>
          <table:table-cell table:formula="of:=AVERAGE([.B19:.U19])" office:value-type="float" office:value="0.6842364161774" calcext:value-type="float">
            <text:p>0.684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736" calcext:value-type="float">
            <text:p>0.685736</text:p>
          </table:table-cell>
          <table:table-cell office:value-type="float" office:value="0.682689" calcext:value-type="float">
            <text:p>0.682689</text:p>
          </table:table-cell>
          <table:table-cell office:value-type="float" office:value="0.683415" calcext:value-type="float">
            <text:p>0.683415</text:p>
          </table:table-cell>
          <table:table-cell office:value-type="float" office:value="0.683314" calcext:value-type="float">
            <text:p>0.683314</text:p>
          </table:table-cell>
          <table:table-cell office:value-type="float" office:value="0.681621584" calcext:value-type="float">
            <text:p>0.681622</text:p>
          </table:table-cell>
          <table:table-cell office:value-type="float" office:value="0.678592866" calcext:value-type="float">
            <text:p>0.678593</text:p>
          </table:table-cell>
          <table:table-cell office:value-type="float" office:value="0.67931451" calcext:value-type="float">
            <text:p>0.679315</text:p>
          </table:table-cell>
          <table:table-cell office:value-type="float" office:value="0.679214116" calcext:value-type="float">
            <text:p>0.679214</text:p>
          </table:table-cell>
          <table:table-cell office:value-type="float" office:value="0.68751549" calcext:value-type="float">
            <text:p>0.687515</text:p>
          </table:table-cell>
          <table:table-cell office:value-type="float" office:value="0.687413884" calcext:value-type="float">
            <text:p>0.687414</text:p>
          </table:table-cell>
          <table:table-cell office:value-type="float" office:value="0.680628644598" calcext:value-type="float">
            <text:p>0.680629</text:p>
          </table:table-cell>
          <table:table-cell office:value-type="float" office:value="0.68135245353" calcext:value-type="float">
            <text:p>0.681352</text:p>
          </table:table-cell>
          <table:table-cell office:value-type="float" office:value="0.681251758348" calcext:value-type="float">
            <text:p>0.681252</text:p>
          </table:table-cell>
          <table:table-cell office:value-type="float" office:value="0.68545294353" calcext:value-type="float">
            <text:p>0.685453</text:p>
          </table:table-cell>
          <table:table-cell office:value-type="float" office:value="0.685351642348" calcext:value-type="float">
            <text:p>0.685352</text:p>
          </table:table-cell>
          <table:table-cell office:value-type="float" office:value="0.683678792" calcext:value-type="float">
            <text:p>0.683679</text:p>
          </table:table-cell>
          <table:table-cell office:value-type="float" office:value="0.680640933" calcext:value-type="float">
            <text:p>0.680641</text:p>
          </table:table-cell>
          <table:table-cell office:value-type="float" office:value="0.681364755" calcext:value-type="float">
            <text:p>0.681365</text:p>
          </table:table-cell>
          <table:table-cell office:value-type="float" office:value="0.685363942" calcext:value-type="float">
            <text:p>0.685364</text:p>
          </table:table-cell>
          <table:table-cell office:value-type="float" office:value="0.683666448752" calcext:value-type="float">
            <text:p>0.683666</text:p>
          </table:table-cell>
          <table:table-cell table:formula="of:=AVERAGE([.B20:.U20])" office:value-type="float" office:value="0.6828789381553" calcext:value-type="float">
            <text:p>0.682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316" calcext:value-type="float">
            <text:p>0.683160</text:p>
          </table:table-cell>
          <table:table-cell office:value-type="float" office:value="0.685738" calcext:value-type="float">
            <text:p>0.685738</text:p>
          </table:table-cell>
          <table:table-cell office:value-type="float" office:value="0.683468" calcext:value-type="float">
            <text:p>0.683468</text:p>
          </table:table-cell>
          <table:table-cell office:value-type="float" office:value="0.665481" calcext:value-type="float">
            <text:p>0.665481</text:p>
          </table:table-cell>
          <table:table-cell office:value-type="float" office:value="0.67906104" calcext:value-type="float">
            <text:p>0.679061</text:p>
          </table:table-cell>
          <table:table-cell office:value-type="float" office:value="0.681623572" calcext:value-type="float">
            <text:p>0.681624</text:p>
          </table:table-cell>
          <table:table-cell office:value-type="float" office:value="0.679367192" calcext:value-type="float">
            <text:p>0.679367</text:p>
          </table:table-cell>
          <table:table-cell office:value-type="float" office:value="0.661488114" calcext:value-type="float">
            <text:p>0.661488</text:p>
          </table:table-cell>
          <table:table-cell office:value-type="float" office:value="0.687568808" calcext:value-type="float">
            <text:p>0.687569</text:p>
          </table:table-cell>
          <table:table-cell office:value-type="float" office:value="0.669473886" calcext:value-type="float">
            <text:p>0.669474</text:p>
          </table:table-cell>
          <table:table-cell office:value-type="float" office:value="0.683668442716" calcext:value-type="float">
            <text:p>0.683668</text:p>
          </table:table-cell>
          <table:table-cell office:value-type="float" office:value="0.681405293576" calcext:value-type="float">
            <text:p>0.681405</text:p>
          </table:table-cell>
          <table:table-cell office:value-type="float" office:value="0.663472578342" calcext:value-type="float">
            <text:p>0.663473</text:p>
          </table:table-cell>
          <table:table-cell office:value-type="float" office:value="0.685506101576" calcext:value-type="float">
            <text:p>0.685506</text:p>
          </table:table-cell>
          <table:table-cell office:value-type="float" office:value="0.667465464342" calcext:value-type="float">
            <text:p>0.667465</text:p>
          </table:table-cell>
          <table:table-cell office:value-type="float" office:value="0.68111052" calcext:value-type="float">
            <text:p>0.681111</text:p>
          </table:table-cell>
          <table:table-cell office:value-type="float" office:value="0.683680786" calcext:value-type="float">
            <text:p>0.683681</text:p>
          </table:table-cell>
          <table:table-cell office:value-type="float" office:value="0.681417596" calcext:value-type="float">
            <text:p>0.681418</text:p>
          </table:table-cell>
          <table:table-cell office:value-type="float" office:value="0.667477443" calcext:value-type="float">
            <text:p>0.667477</text:p>
          </table:table-cell>
          <table:table-cell office:value-type="float" office:value="0.68109822312" calcext:value-type="float">
            <text:p>0.681098</text:p>
          </table:table-cell>
          <table:table-cell table:formula="of:=AVERAGE([.B21:.U21])" office:value-type="float" office:value="0.6776366030336" calcext:value-type="float">
            <text:p>0.6776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7498" calcext:value-type="float">
            <text:p>0.687498</text:p>
          </table:table-cell>
          <table:table-cell office:value-type="float" office:value="0.679414" calcext:value-type="float">
            <text:p>0.679414</text:p>
          </table:table-cell>
          <table:table-cell office:value-type="float" office:value="0.679174" calcext:value-type="float">
            <text:p>0.679174</text:p>
          </table:table-cell>
          <table:table-cell office:value-type="float" office:value="0.639537" calcext:value-type="float">
            <text:p>0.639537</text:p>
          </table:table-cell>
          <table:table-cell office:value-type="float" office:value="0.683373012" calcext:value-type="float">
            <text:p>0.683373</text:p>
          </table:table-cell>
          <table:table-cell office:value-type="float" office:value="0.675337516" calcext:value-type="float">
            <text:p>0.675338</text:p>
          </table:table-cell>
          <table:table-cell office:value-type="float" office:value="0.675098956" calcext:value-type="float">
            <text:p>0.675099</text:p>
          </table:table-cell>
          <table:table-cell office:value-type="float" office:value="0.635699778" calcext:value-type="float">
            <text:p>0.635700</text:p>
          </table:table-cell>
          <table:table-cell office:value-type="float" office:value="0.683249044" calcext:value-type="float">
            <text:p>0.683249</text:p>
          </table:table-cell>
          <table:table-cell office:value-type="float" office:value="0.643374222" calcext:value-type="float">
            <text:p>0.643374</text:p>
          </table:table-cell>
          <table:table-cell office:value-type="float" office:value="0.677363528548" calcext:value-type="float">
            <text:p>0.677364</text:p>
          </table:table-cell>
          <table:table-cell office:value-type="float" office:value="0.677124252868" calcext:value-type="float">
            <text:p>0.677124</text:p>
          </table:table-cell>
          <table:table-cell office:value-type="float" office:value="0.637606877334" calcext:value-type="float">
            <text:p>0.637607</text:p>
          </table:table-cell>
          <table:table-cell office:value-type="float" office:value="0.681199296868" calcext:value-type="float">
            <text:p>0.681199</text:p>
          </table:table-cell>
          <table:table-cell office:value-type="float" office:value="0.641444099334" calcext:value-type="float">
            <text:p>0.641444</text:p>
          </table:table-cell>
          <table:table-cell office:value-type="float" office:value="0.685435506" calcext:value-type="float">
            <text:p>0.685436</text:p>
          </table:table-cell>
          <table:table-cell office:value-type="float" office:value="0.677375758" calcext:value-type="float">
            <text:p>0.677376</text:p>
          </table:table-cell>
          <table:table-cell office:value-type="float" office:value="0.677136478" calcext:value-type="float">
            <text:p>0.677136</text:p>
          </table:table-cell>
          <table:table-cell office:value-type="float" office:value="0.641455611" calcext:value-type="float">
            <text:p>0.641456</text:p>
          </table:table-cell>
          <table:table-cell office:value-type="float" office:value="0.685423131036" calcext:value-type="float">
            <text:p>0.685423</text:p>
          </table:table-cell>
          <table:table-cell table:formula="of:=AVERAGE([.B22:.U22])" office:value-type="float" office:value="0.6681660033494" calcext:value-type="float">
            <text:p>0.668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5891" calcext:value-type="float">
            <text:p>0.685891</text:p>
          </table:table-cell>
          <table:table-cell office:value-type="float" office:value="0.672511" calcext:value-type="float">
            <text:p>0.672511</text:p>
          </table:table-cell>
          <table:table-cell office:value-type="float" office:value="0.674042" calcext:value-type="float">
            <text:p>0.674042</text:p>
          </table:table-cell>
          <table:table-cell office:value-type="float" office:value="0.624223" calcext:value-type="float">
            <text:p>0.624223</text:p>
          </table:table-cell>
          <table:table-cell office:value-type="float" office:value="0.681775654" calcext:value-type="float">
            <text:p>0.681776</text:p>
          </table:table-cell>
          <table:table-cell office:value-type="float" office:value="0.668475934" calcext:value-type="float">
            <text:p>0.668476</text:p>
          </table:table-cell>
          <table:table-cell office:value-type="float" office:value="0.669997748" calcext:value-type="float">
            <text:p>0.669998</text:p>
          </table:table-cell>
          <table:table-cell office:value-type="float" office:value="0.620477662" calcext:value-type="float">
            <text:p>0.620478</text:p>
          </table:table-cell>
          <table:table-cell office:value-type="float" office:value="0.678086252" calcext:value-type="float">
            <text:p>0.678086</text:p>
          </table:table-cell>
          <table:table-cell office:value-type="float" office:value="0.627968338" calcext:value-type="float">
            <text:p>0.627968</text:p>
          </table:table-cell>
          <table:table-cell office:value-type="float" office:value="0.670481361802" calcext:value-type="float">
            <text:p>0.670481</text:p>
          </table:table-cell>
          <table:table-cell office:value-type="float" office:value="0.672007741244" calcext:value-type="float">
            <text:p>0.672008</text:p>
          </table:table-cell>
          <table:table-cell office:value-type="float" office:value="0.622339094986" calcext:value-type="float">
            <text:p>0.622339</text:p>
          </table:table-cell>
          <table:table-cell office:value-type="float" office:value="0.676051993244" calcext:value-type="float">
            <text:p>0.676052</text:p>
          </table:table-cell>
          <table:table-cell office:value-type="float" office:value="0.626084432986" calcext:value-type="float">
            <text:p>0.626084</text:p>
          </table:table-cell>
          <table:table-cell office:value-type="float" office:value="0.683833327" calcext:value-type="float">
            <text:p>0.683833</text:p>
          </table:table-cell>
          <table:table-cell office:value-type="float" office:value="0.670493467" calcext:value-type="float">
            <text:p>0.670493</text:p>
          </table:table-cell>
          <table:table-cell office:value-type="float" office:value="0.672019874" calcext:value-type="float">
            <text:p>0.672020</text:p>
          </table:table-cell>
          <table:table-cell office:value-type="float" office:value="0.626095669" calcext:value-type="float">
            <text:p>0.626096</text:p>
          </table:table-cell>
          <table:table-cell office:value-type="float" office:value="0.683820980962" calcext:value-type="float">
            <text:p>0.683821</text:p>
          </table:table-cell>
          <table:table-cell table:formula="of:=AVERAGE([.B23:.U23])" office:value-type="float" office:value="0.6603338265112" calcext:value-type="float">
            <text:p>0.660334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563" calcext:value-type="float">
            <text:p>0.689563</text:p>
          </table:table-cell>
          <table:table-cell office:value-type="float" office:value="0.688428" calcext:value-type="float">
            <text:p>0.688428</text:p>
          </table:table-cell>
          <table:table-cell office:value-type="float" office:value="0.688242" calcext:value-type="float">
            <text:p>0.688242</text:p>
          </table:table-cell>
          <table:table-cell office:value-type="float" office:value="0.687791" calcext:value-type="float">
            <text:p>0.687791</text:p>
          </table:table-cell>
          <table:table-cell office:value-type="float" office:value="0.685425622" calcext:value-type="float">
            <text:p>0.685426</text:p>
          </table:table-cell>
          <table:table-cell office:value-type="float" office:value="0.684297432" calcext:value-type="float">
            <text:p>0.684297</text:p>
          </table:table-cell>
          <table:table-cell office:value-type="float" office:value="0.684112548" calcext:value-type="float">
            <text:p>0.684113</text:p>
          </table:table-cell>
          <table:table-cell office:value-type="float" office:value="0.683664254" calcext:value-type="float">
            <text:p>0.683664</text:p>
          </table:table-cell>
          <table:table-cell office:value-type="float" office:value="0.692371452" calcext:value-type="float">
            <text:p>0.692371</text:p>
          </table:table-cell>
          <table:table-cell office:value-type="float" office:value="0.691917746" calcext:value-type="float">
            <text:p>0.691918</text:p>
          </table:table-cell>
          <table:table-cell office:value-type="float" office:value="0.686350324296" calcext:value-type="float">
            <text:p>0.686350</text:p>
          </table:table-cell>
          <table:table-cell office:value-type="float" office:value="0.686164885644" calcext:value-type="float">
            <text:p>0.686165</text:p>
          </table:table-cell>
          <table:table-cell office:value-type="float" office:value="0.685715246762" calcext:value-type="float">
            <text:p>0.685715</text:p>
          </table:table-cell>
          <table:table-cell office:value-type="float" office:value="0.690294337644" calcext:value-type="float">
            <text:p>0.690294</text:p>
          </table:table-cell>
          <table:table-cell office:value-type="float" office:value="0.689841992762" calcext:value-type="float">
            <text:p>0.689842</text:p>
          </table:table-cell>
          <table:table-cell office:value-type="float" office:value="0.687494311" calcext:value-type="float">
            <text:p>0.687494</text:p>
          </table:table-cell>
          <table:table-cell office:value-type="float" office:value="0.686362716" calcext:value-type="float">
            <text:p>0.686363</text:p>
          </table:table-cell>
          <table:table-cell office:value-type="float" office:value="0.686177274" calcext:value-type="float">
            <text:p>0.686177</text:p>
          </table:table-cell>
          <table:table-cell office:value-type="float" office:value="0.689854373" calcext:value-type="float">
            <text:p>0.689854</text:p>
          </table:table-cell>
          <table:table-cell office:value-type="float" office:value="0.687481898866" calcext:value-type="float">
            <text:p>0.687482</text:p>
          </table:table-cell>
          <table:table-cell table:formula="of:=AVERAGE([.B26:.U26])" office:value-type="float" office:value="0.6875775206987" calcext:value-type="float">
            <text:p>0.687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189" calcext:value-type="float">
            <text:p>0.690189</text:p>
          </table:table-cell>
          <table:table-cell office:value-type="float" office:value="0.68701" calcext:value-type="float">
            <text:p>0.687010</text:p>
          </table:table-cell>
          <table:table-cell office:value-type="float" office:value="0.690953" calcext:value-type="float">
            <text:p>0.690953</text:p>
          </table:table-cell>
          <table:table-cell office:value-type="float" office:value="0.686642" calcext:value-type="float">
            <text:p>0.686642</text:p>
          </table:table-cell>
          <table:table-cell office:value-type="float" office:value="0.686047866" calcext:value-type="float">
            <text:p>0.686048</text:p>
          </table:table-cell>
          <table:table-cell office:value-type="float" office:value="0.68288794" calcext:value-type="float">
            <text:p>0.682888</text:p>
          </table:table-cell>
          <table:table-cell office:value-type="float" office:value="0.686807282" calcext:value-type="float">
            <text:p>0.686807</text:p>
          </table:table-cell>
          <table:table-cell office:value-type="float" office:value="0.682522148" calcext:value-type="float">
            <text:p>0.682522</text:p>
          </table:table-cell>
          <table:table-cell office:value-type="float" office:value="0.695098718" calcext:value-type="float">
            <text:p>0.695099</text:p>
          </table:table-cell>
          <table:table-cell office:value-type="float" office:value="0.690761852" calcext:value-type="float">
            <text:p>0.690762</text:p>
          </table:table-cell>
          <table:table-cell office:value-type="float" office:value="0.68493660382" calcext:value-type="float">
            <text:p>0.684937</text:p>
          </table:table-cell>
          <table:table-cell office:value-type="float" office:value="0.688867703846" calcext:value-type="float">
            <text:p>0.688868</text:p>
          </table:table-cell>
          <table:table-cell office:value-type="float" office:value="0.684569714444" calcext:value-type="float">
            <text:p>0.684570</text:p>
          </table:table-cell>
          <table:table-cell office:value-type="float" office:value="0.693013421846" calcext:value-type="float">
            <text:p>0.693013</text:p>
          </table:table-cell>
          <table:table-cell office:value-type="float" office:value="0.688689566444" calcext:value-type="float">
            <text:p>0.688690</text:p>
          </table:table-cell>
          <table:table-cell office:value-type="float" office:value="0.688118433" calcext:value-type="float">
            <text:p>0.688118</text:p>
          </table:table-cell>
          <table:table-cell office:value-type="float" office:value="0.68494897" calcext:value-type="float">
            <text:p>0.684949</text:p>
          </table:table-cell>
          <table:table-cell office:value-type="float" office:value="0.688880141" calcext:value-type="float">
            <text:p>0.688880</text:p>
          </table:table-cell>
          <table:table-cell office:value-type="float" office:value="0.688701926" calcext:value-type="float">
            <text:p>0.688702</text:p>
          </table:table-cell>
          <table:table-cell office:value-type="float" office:value="0.688106009598" calcext:value-type="float">
            <text:p>0.688106</text:p>
          </table:table-cell>
          <table:table-cell table:formula="of:=AVERAGE([.B27:.U27])" office:value-type="float" office:value="0.6878876147999" calcext:value-type="float">
            <text:p>0.687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751" calcext:value-type="float">
            <text:p>0.685751</text:p>
          </table:table-cell>
          <table:table-cell office:value-type="float" office:value="0.688844" calcext:value-type="float">
            <text:p>0.688844</text:p>
          </table:table-cell>
          <table:table-cell office:value-type="float" office:value="0.687611" calcext:value-type="float">
            <text:p>0.687611</text:p>
          </table:table-cell>
          <table:table-cell office:value-type="float" office:value="0.687679" calcext:value-type="float">
            <text:p>0.687679</text:p>
          </table:table-cell>
          <table:table-cell office:value-type="float" office:value="0.681636494" calcext:value-type="float">
            <text:p>0.681636</text:p>
          </table:table-cell>
          <table:table-cell office:value-type="float" office:value="0.684710936" calcext:value-type="float">
            <text:p>0.684711</text:p>
          </table:table-cell>
          <table:table-cell office:value-type="float" office:value="0.683485334" calcext:value-type="float">
            <text:p>0.683485</text:p>
          </table:table-cell>
          <table:table-cell office:value-type="float" office:value="0.683552926" calcext:value-type="float">
            <text:p>0.683553</text:p>
          </table:table-cell>
          <table:table-cell office:value-type="float" office:value="0.691736666" calcext:value-type="float">
            <text:p>0.691737</text:p>
          </table:table-cell>
          <table:table-cell office:value-type="float" office:value="0.691805074" calcext:value-type="float">
            <text:p>0.691805</text:p>
          </table:table-cell>
          <table:table-cell office:value-type="float" office:value="0.686765068808" calcext:value-type="float">
            <text:p>0.686765</text:p>
          </table:table-cell>
          <table:table-cell office:value-type="float" office:value="0.685535790002" calcext:value-type="float">
            <text:p>0.685536</text:p>
          </table:table-cell>
          <table:table-cell office:value-type="float" office:value="0.685603584778" calcext:value-type="float">
            <text:p>0.685604</text:p>
          </table:table-cell>
          <table:table-cell office:value-type="float" office:value="0.689661456002" calcext:value-type="float">
            <text:p>0.689661</text:p>
          </table:table-cell>
          <table:table-cell office:value-type="float" office:value="0.689729658778" calcext:value-type="float">
            <text:p>0.689730</text:p>
          </table:table-cell>
          <table:table-cell office:value-type="float" office:value="0.683693747" calcext:value-type="float">
            <text:p>0.683694</text:p>
          </table:table-cell>
          <table:table-cell office:value-type="float" office:value="0.686777468" calcext:value-type="float">
            <text:p>0.686777</text:p>
          </table:table-cell>
          <table:table-cell office:value-type="float" office:value="0.685548167" calcext:value-type="float">
            <text:p>0.685548</text:p>
          </table:table-cell>
          <table:table-cell office:value-type="float" office:value="0.689742037" calcext:value-type="float">
            <text:p>0.689742</text:p>
          </table:table-cell>
          <table:table-cell office:value-type="float" office:value="0.683681403482" calcext:value-type="float">
            <text:p>0.683681</text:p>
          </table:table-cell>
          <table:table-cell table:formula="of:=AVERAGE([.B28:.U28])" office:value-type="float" office:value="0.6866775405425" calcext:value-type="float">
            <text:p>0.686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5924" calcext:value-type="float">
            <text:p>0.685924</text:p>
          </table:table-cell>
          <table:table-cell office:value-type="float" office:value="0.686069" calcext:value-type="float">
            <text:p>0.686069</text:p>
          </table:table-cell>
          <table:table-cell office:value-type="float" office:value="0.686054" calcext:value-type="float">
            <text:p>0.686054</text:p>
          </table:table-cell>
          <table:table-cell office:value-type="float" office:value="0.685454" calcext:value-type="float">
            <text:p>0.685454</text:p>
          </table:table-cell>
          <table:table-cell office:value-type="float" office:value="0.681808456" calcext:value-type="float">
            <text:p>0.681808</text:p>
          </table:table-cell>
          <table:table-cell office:value-type="float" office:value="0.681952586" calcext:value-type="float">
            <text:p>0.681953</text:p>
          </table:table-cell>
          <table:table-cell office:value-type="float" office:value="0.681937676" calcext:value-type="float">
            <text:p>0.681938</text:p>
          </table:table-cell>
          <table:table-cell office:value-type="float" office:value="0.681341276" calcext:value-type="float">
            <text:p>0.681341</text:p>
          </table:table-cell>
          <table:table-cell office:value-type="float" office:value="0.690170324" calcext:value-type="float">
            <text:p>0.690170</text:p>
          </table:table-cell>
          <table:table-cell office:value-type="float" office:value="0.689566724" calcext:value-type="float">
            <text:p>0.689567</text:p>
          </table:table-cell>
          <table:table-cell office:value-type="float" office:value="0.683998443758" calcext:value-type="float">
            <text:p>0.683998</text:p>
          </table:table-cell>
          <table:table-cell office:value-type="float" office:value="0.683983489028" calcext:value-type="float">
            <text:p>0.683983</text:p>
          </table:table-cell>
          <table:table-cell office:value-type="float" office:value="0.683385299828" calcext:value-type="float">
            <text:p>0.683385</text:p>
          </table:table-cell>
          <table:table-cell office:value-type="float" office:value="0.688099813028" calcext:value-type="float">
            <text:p>0.688100</text:p>
          </table:table-cell>
          <table:table-cell office:value-type="float" office:value="0.687498023828" calcext:value-type="float">
            <text:p>0.687498</text:p>
          </table:table-cell>
          <table:table-cell office:value-type="float" office:value="0.683866228" calcext:value-type="float">
            <text:p>0.683866</text:p>
          </table:table-cell>
          <table:table-cell office:value-type="float" office:value="0.684010793" calcext:value-type="float">
            <text:p>0.684011</text:p>
          </table:table-cell>
          <table:table-cell office:value-type="float" office:value="0.683995838" calcext:value-type="float">
            <text:p>0.683996</text:p>
          </table:table-cell>
          <table:table-cell office:value-type="float" office:value="0.687510362" calcext:value-type="float">
            <text:p>0.687510</text:p>
          </table:table-cell>
          <table:table-cell office:value-type="float" office:value="0.683853881368" calcext:value-type="float">
            <text:p>0.683854</text:p>
          </table:table-cell>
          <table:table-cell table:formula="of:=AVERAGE([.B29:.U29])" office:value-type="float" office:value="0.6850240106919" calcext:value-type="float">
            <text:p>0.685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5692" calcext:value-type="float">
            <text:p>0.685692</text:p>
          </table:table-cell>
          <table:table-cell office:value-type="float" office:value="0.686167" calcext:value-type="float">
            <text:p>0.686167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68557" calcext:value-type="float">
            <text:p>0.685570</text:p>
          </table:table-cell>
          <table:table-cell office:value-type="float" office:value="0.681577848" calcext:value-type="float">
            <text:p>0.681578</text:p>
          </table:table-cell>
          <table:table-cell office:value-type="float" office:value="0.682049998" calcext:value-type="float">
            <text:p>0.682050</text:p>
          </table:table-cell>
          <table:table-cell office:value-type="float" office:value="0.684909736" calcext:value-type="float">
            <text:p>0.684910</text:p>
          </table:table-cell>
          <table:table-cell office:value-type="float" office:value="0.68145658" calcext:value-type="float">
            <text:p>0.681457</text:p>
          </table:table-cell>
          <table:table-cell office:value-type="float" office:value="0.693178264" calcext:value-type="float">
            <text:p>0.693178</text:p>
          </table:table-cell>
          <table:table-cell office:value-type="float" office:value="0.68968342" calcext:value-type="float">
            <text:p>0.689683</text:p>
          </table:table-cell>
          <table:table-cell office:value-type="float" office:value="0.684096147994" calcext:value-type="float">
            <text:p>0.684096</text:p>
          </table:table-cell>
          <table:table-cell office:value-type="float" office:value="0.686964465208" calcext:value-type="float">
            <text:p>0.686964</text:p>
          </table:table-cell>
          <table:table-cell office:value-type="float" office:value="0.68350094974" calcext:value-type="float">
            <text:p>0.683501</text:p>
          </table:table-cell>
          <table:table-cell office:value-type="float" office:value="0.691098729208" calcext:value-type="float">
            <text:p>0.691099</text:p>
          </table:table-cell>
          <table:table-cell office:value-type="float" office:value="0.68761436974" calcext:value-type="float">
            <text:p>0.687614</text:p>
          </table:table-cell>
          <table:table-cell office:value-type="float" office:value="0.683634924" calcext:value-type="float">
            <text:p>0.683635</text:p>
          </table:table-cell>
          <table:table-cell office:value-type="float" office:value="0.684108499" calcext:value-type="float">
            <text:p>0.684108</text:p>
          </table:table-cell>
          <table:table-cell office:value-type="float" office:value="0.686976868" calcext:value-type="float">
            <text:p>0.686977</text:p>
          </table:table-cell>
          <table:table-cell office:value-type="float" office:value="0.68762671" calcext:value-type="float">
            <text:p>0.687627</text:p>
          </table:table-cell>
          <table:table-cell office:value-type="float" office:value="0.683622581544" calcext:value-type="float">
            <text:p>0.683623</text:p>
          </table:table-cell>
          <table:table-cell table:formula="of:=AVERAGE([.B30:.U30])" office:value-type="float" office:value="0.6859286545217" calcext:value-type="float">
            <text:p>0.685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6238" calcext:value-type="float">
            <text:p>0.686238</text:p>
          </table:table-cell>
          <table:table-cell office:value-type="float" office:value="0.686689" calcext:value-type="float">
            <text:p>0.686689</text:p>
          </table:table-cell>
          <table:table-cell office:value-type="float" office:value="0.687568" calcext:value-type="float">
            <text:p>0.687568</text:p>
          </table:table-cell>
          <table:table-cell office:value-type="float" office:value="0.685887" calcext:value-type="float">
            <text:p>0.685887</text:p>
          </table:table-cell>
          <table:table-cell office:value-type="float" office:value="0.682120572" calcext:value-type="float">
            <text:p>0.682121</text:p>
          </table:table-cell>
          <table:table-cell office:value-type="float" office:value="0.682568866" calcext:value-type="float">
            <text:p>0.682569</text:p>
          </table:table-cell>
          <table:table-cell office:value-type="float" office:value="0.683442592" calcext:value-type="float">
            <text:p>0.683443</text:p>
          </table:table-cell>
          <table:table-cell office:value-type="float" office:value="0.681771678" calcext:value-type="float">
            <text:p>0.681772</text:p>
          </table:table-cell>
          <table:table-cell office:value-type="float" office:value="0.691693408" calcext:value-type="float">
            <text:p>0.691693</text:p>
          </table:table-cell>
          <table:table-cell office:value-type="float" office:value="0.690002322" calcext:value-type="float">
            <text:p>0.690002</text:p>
          </table:table-cell>
          <table:table-cell office:value-type="float" office:value="0.684616572598" calcext:value-type="float">
            <text:p>0.684617</text:p>
          </table:table-cell>
          <table:table-cell office:value-type="float" office:value="0.685492919776" calcext:value-type="float">
            <text:p>0.685493</text:p>
          </table:table-cell>
          <table:table-cell office:value-type="float" office:value="0.683816993034" calcext:value-type="float">
            <text:p>0.683817</text:p>
          </table:table-cell>
          <table:table-cell office:value-type="float" office:value="0.689618327776" calcext:value-type="float">
            <text:p>0.689618</text:p>
          </table:table-cell>
          <table:table-cell office:value-type="float" office:value="0.687932315034" calcext:value-type="float">
            <text:p>0.687932</text:p>
          </table:table-cell>
          <table:table-cell office:value-type="float" office:value="0.684179286" calcext:value-type="float">
            <text:p>0.684179</text:p>
          </table:table-cell>
          <table:table-cell office:value-type="float" office:value="0.684628933" calcext:value-type="float">
            <text:p>0.684629</text:p>
          </table:table-cell>
          <table:table-cell office:value-type="float" office:value="0.685505296" calcext:value-type="float">
            <text:p>0.685505</text:p>
          </table:table-cell>
          <table:table-cell office:value-type="float" office:value="0.687944661" calcext:value-type="float">
            <text:p>0.687945</text:p>
          </table:table-cell>
          <table:table-cell office:value-type="float" office:value="0.684166933716" calcext:value-type="float">
            <text:p>0.684167</text:p>
          </table:table-cell>
          <table:table-cell table:formula="of:=AVERAGE([.B31:.U31])" office:value-type="float" office:value="0.6857941837967" calcext:value-type="float">
            <text:p>0.6857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879" calcext:value-type="float">
            <text:p>0.685879</text:p>
          </table:table-cell>
          <table:table-cell office:value-type="float" office:value="0.68613" calcext:value-type="float">
            <text:p>0.686130</text:p>
          </table:table-cell>
          <table:table-cell office:value-type="float" office:value="0.68475" calcext:value-type="float">
            <text:p>0.684750</text:p>
          </table:table-cell>
          <table:table-cell office:value-type="float" office:value="0.678687" calcext:value-type="float">
            <text:p>0.678687</text:p>
          </table:table-cell>
          <table:table-cell office:value-type="float" office:value="0.681763726" calcext:value-type="float">
            <text:p>0.681764</text:p>
          </table:table-cell>
          <table:table-cell office:value-type="float" office:value="0.68201322" calcext:value-type="float">
            <text:p>0.682013</text:p>
          </table:table-cell>
          <table:table-cell office:value-type="float" office:value="0.6806415" calcext:value-type="float">
            <text:p>0.680642</text:p>
          </table:table-cell>
          <table:table-cell office:value-type="float" office:value="0.674614878" calcext:value-type="float">
            <text:p>0.674615</text:p>
          </table:table-cell>
          <table:table-cell office:value-type="float" office:value="0.6888585" calcext:value-type="float">
            <text:p>0.688859</text:p>
          </table:table-cell>
          <table:table-cell office:value-type="float" office:value="0.682759122" calcext:value-type="float">
            <text:p>0.682759</text:p>
          </table:table-cell>
          <table:table-cell office:value-type="float" office:value="0.68405925966" calcext:value-type="float">
            <text:p>0.684059</text:p>
          </table:table-cell>
          <table:table-cell office:value-type="float" office:value="0.6826834245" calcext:value-type="float">
            <text:p>0.682683</text:p>
          </table:table-cell>
          <table:table-cell office:value-type="float" office:value="0.676638722634" calcext:value-type="float">
            <text:p>0.676639</text:p>
          </table:table-cell>
          <table:table-cell office:value-type="float" office:value="0.6867919245" calcext:value-type="float">
            <text:p>0.686792</text:p>
          </table:table-cell>
          <table:table-cell office:value-type="float" office:value="0.680710844634" calcext:value-type="float">
            <text:p>0.680711</text:p>
          </table:table-cell>
          <table:table-cell office:value-type="float" office:value="0.683821363" calcext:value-type="float">
            <text:p>0.683821</text:p>
          </table:table-cell>
          <table:table-cell office:value-type="float" office:value="0.68407161" calcext:value-type="float">
            <text:p>0.684072</text:p>
          </table:table-cell>
          <table:table-cell office:value-type="float" office:value="0.68269575" calcext:value-type="float">
            <text:p>0.682696</text:p>
          </table:table-cell>
          <table:table-cell office:value-type="float" office:value="0.680723061" calcext:value-type="float">
            <text:p>0.680723</text:p>
          </table:table-cell>
          <table:table-cell office:value-type="float" office:value="0.683809017178" calcext:value-type="float">
            <text:p>0.683809</text:p>
          </table:table-cell>
          <table:table-cell table:formula="of:=AVERAGE([.B32:.U32])" office:value-type="float" office:value="0.6826050961553" calcext:value-type="float">
            <text:p>0.682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5732" calcext:value-type="float">
            <text:p>0.685732</text:p>
          </table:table-cell>
          <table:table-cell office:value-type="float" office:value="0.684744" calcext:value-type="float">
            <text:p>0.684744</text:p>
          </table:table-cell>
          <table:table-cell office:value-type="float" office:value="0.685307" calcext:value-type="float">
            <text:p>0.685307</text:p>
          </table:table-cell>
          <table:table-cell office:value-type="float" office:value="0.655162" calcext:value-type="float">
            <text:p>0.655162</text:p>
          </table:table-cell>
          <table:table-cell office:value-type="float" office:value="0.681617608" calcext:value-type="float">
            <text:p>0.681618</text:p>
          </table:table-cell>
          <table:table-cell office:value-type="float" office:value="0.680635536" calcext:value-type="float">
            <text:p>0.680636</text:p>
          </table:table-cell>
          <table:table-cell office:value-type="float" office:value="0.681195158" calcext:value-type="float">
            <text:p>0.681195</text:p>
          </table:table-cell>
          <table:table-cell office:value-type="float" office:value="0.651231028" calcext:value-type="float">
            <text:p>0.651231</text:p>
          </table:table-cell>
          <table:table-cell office:value-type="float" office:value="0.689418842" calcext:value-type="float">
            <text:p>0.689419</text:p>
          </table:table-cell>
          <table:table-cell office:value-type="float" office:value="0.659092972" calcext:value-type="float">
            <text:p>0.659093</text:p>
          </table:table-cell>
          <table:table-cell office:value-type="float" office:value="0.682677442608" calcext:value-type="float">
            <text:p>0.682677</text:p>
          </table:table-cell>
          <table:table-cell office:value-type="float" office:value="0.683238743474" calcext:value-type="float">
            <text:p>0.683239</text:p>
          </table:table-cell>
          <table:table-cell office:value-type="float" office:value="0.653184721084" calcext:value-type="float">
            <text:p>0.653185</text:p>
          </table:table-cell>
          <table:table-cell office:value-type="float" office:value="0.687350585474" calcext:value-type="float">
            <text:p>0.687351</text:p>
          </table:table-cell>
          <table:table-cell office:value-type="float" office:value="0.657115693084" calcext:value-type="float">
            <text:p>0.657116</text:p>
          </table:table-cell>
          <table:table-cell office:value-type="float" office:value="0.683674804" calcext:value-type="float">
            <text:p>0.683675</text:p>
          </table:table-cell>
          <table:table-cell office:value-type="float" office:value="0.682689768" calcext:value-type="float">
            <text:p>0.682690</text:p>
          </table:table-cell>
          <table:table-cell office:value-type="float" office:value="0.683251079" calcext:value-type="float">
            <text:p>0.683251</text:p>
          </table:table-cell>
          <table:table-cell office:value-type="float" office:value="0.657127486" calcext:value-type="float">
            <text:p>0.657127</text:p>
          </table:table-cell>
          <table:table-cell office:value-type="float" office:value="0.683662460824" calcext:value-type="float">
            <text:p>0.683662</text:p>
          </table:table-cell>
          <table:table-cell table:formula="of:=AVERAGE([.B33:.U33])" office:value-type="float" office:value="0.6754054463774" calcext:value-type="float">
            <text:p>0.675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4541" calcext:value-type="float">
            <text:p>0.684541</text:p>
          </table:table-cell>
          <table:table-cell office:value-type="float" office:value="0.680204" calcext:value-type="float">
            <text:p>0.680204</text:p>
          </table:table-cell>
          <table:table-cell office:value-type="float" office:value="0.673809" calcext:value-type="float">
            <text:p>0.673809</text:p>
          </table:table-cell>
          <table:table-cell office:value-type="float" office:value="0.635328" calcext:value-type="float">
            <text:p>0.635328</text:p>
          </table:table-cell>
          <table:table-cell office:value-type="float" office:value="0.680433754" calcext:value-type="float">
            <text:p>0.680434</text:p>
          </table:table-cell>
          <table:table-cell office:value-type="float" office:value="0.676122776" calcext:value-type="float">
            <text:p>0.676123</text:p>
          </table:table-cell>
          <table:table-cell office:value-type="float" office:value="0.669766146" calcext:value-type="float">
            <text:p>0.669766</text:p>
          </table:table-cell>
          <table:table-cell office:value-type="float" office:value="0.631516032" calcext:value-type="float">
            <text:p>0.631516</text:p>
          </table:table-cell>
          <table:table-cell office:value-type="float" office:value="0.677851854" calcext:value-type="float">
            <text:p>0.677852</text:p>
          </table:table-cell>
          <table:table-cell office:value-type="float" office:value="0.639139968" calcext:value-type="float">
            <text:p>0.639140</text:p>
          </table:table-cell>
          <table:table-cell office:value-type="float" office:value="0.678151144328" calcext:value-type="float">
            <text:p>0.678151</text:p>
          </table:table-cell>
          <table:table-cell office:value-type="float" office:value="0.671775444438" calcext:value-type="float">
            <text:p>0.671775</text:p>
          </table:table-cell>
          <table:table-cell office:value-type="float" office:value="0.633410580096" calcext:value-type="float">
            <text:p>0.633411</text:p>
          </table:table-cell>
          <table:table-cell office:value-type="float" office:value="0.675818298438" calcext:value-type="float">
            <text:p>0.675818</text:p>
          </table:table-cell>
          <table:table-cell office:value-type="float" office:value="0.637222548096" calcext:value-type="float">
            <text:p>0.637223</text:p>
          </table:table-cell>
          <table:table-cell office:value-type="float" office:value="0.682487377" calcext:value-type="float">
            <text:p>0.682487</text:p>
          </table:table-cell>
          <table:table-cell office:value-type="float" office:value="0.678163388" calcext:value-type="float">
            <text:p>0.678163</text:p>
          </table:table-cell>
          <table:table-cell office:value-type="float" office:value="0.671787573" calcext:value-type="float">
            <text:p>0.671788</text:p>
          </table:table-cell>
          <table:table-cell office:value-type="float" office:value="0.637233984" calcext:value-type="float">
            <text:p>0.637234</text:p>
          </table:table-cell>
          <table:table-cell office:value-type="float" office:value="0.682475055262" calcext:value-type="float">
            <text:p>0.682475</text:p>
          </table:table-cell>
          <table:table-cell table:formula="of:=AVERAGE([.B34:.U34])" office:value-type="float" office:value="0.6648618961329" calcext:value-type="float">
            <text:p>0.6648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3466" calcext:value-type="float">
            <text:p>0.683466</text:p>
          </table:table-cell>
          <table:table-cell office:value-type="float" office:value="0.675812" calcext:value-type="float">
            <text:p>0.675812</text:p>
          </table:table-cell>
          <table:table-cell office:value-type="float" office:value="0.674074" calcext:value-type="float">
            <text:p>0.674074</text:p>
          </table:table-cell>
          <table:table-cell office:value-type="float" office:value="0.634871" calcext:value-type="float">
            <text:p>0.634871</text:p>
          </table:table-cell>
          <table:table-cell office:value-type="float" office:value="0.679365204" calcext:value-type="float">
            <text:p>0.679365</text:p>
          </table:table-cell>
          <table:table-cell office:value-type="float" office:value="0.671757128" calcext:value-type="float">
            <text:p>0.671757</text:p>
          </table:table-cell>
          <table:table-cell office:value-type="float" office:value="0.670029556" calcext:value-type="float">
            <text:p>0.670030</text:p>
          </table:table-cell>
          <table:table-cell office:value-type="float" office:value="0.631061774" calcext:value-type="float">
            <text:p>0.631062</text:p>
          </table:table-cell>
          <table:table-cell office:value-type="float" office:value="0.678118444" calcext:value-type="float">
            <text:p>0.678118</text:p>
          </table:table-cell>
          <table:table-cell office:value-type="float" office:value="0.638680226" calcext:value-type="float">
            <text:p>0.638680</text:p>
          </table:table-cell>
          <table:table-cell office:value-type="float" office:value="0.673772399384" calcext:value-type="float">
            <text:p>0.673772</text:p>
          </table:table-cell>
          <table:table-cell office:value-type="float" office:value="0.672039644668" calcext:value-type="float">
            <text:p>0.672040</text:p>
          </table:table-cell>
          <table:table-cell office:value-type="float" office:value="0.632954959322" calcext:value-type="float">
            <text:p>0.632955</text:p>
          </table:table-cell>
          <table:table-cell office:value-type="float" office:value="0.676084088668" calcext:value-type="float">
            <text:p>0.676084</text:p>
          </table:table-cell>
          <table:table-cell office:value-type="float" office:value="0.636764185322" calcext:value-type="float">
            <text:p>0.636764</text:p>
          </table:table-cell>
          <table:table-cell office:value-type="float" office:value="0.681415602" calcext:value-type="float">
            <text:p>0.681416</text:p>
          </table:table-cell>
          <table:table-cell office:value-type="float" office:value="0.673784564" calcext:value-type="float">
            <text:p>0.673785</text:p>
          </table:table-cell>
          <table:table-cell office:value-type="float" office:value="0.672051778" calcext:value-type="float">
            <text:p>0.672052</text:p>
          </table:table-cell>
          <table:table-cell office:value-type="float" office:value="0.636775613" calcext:value-type="float">
            <text:p>0.636776</text:p>
          </table:table-cell>
          <table:table-cell office:value-type="float" office:value="0.681403299612" calcext:value-type="float">
            <text:p>0.681403</text:p>
          </table:table-cell>
          <table:table-cell table:formula="of:=AVERAGE([.B35:.U35])" office:value-type="float" office:value="0.6637140732988" calcext:value-type="float">
            <text:p>0.663714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2"/>
          <table:table-cell table:style-name="Default" table:number-columns-repeated="16"/>
          <table:table-cell table:number-columns-repeated="4"/>
          <table:table-cell table:style-name="Default"/>
        </table:table-row>
        <table:table-row table:style-name="ro1" table:number-rows-repeated="7">
          <table:table-cell table:style-name="Default" table:number-columns-repeated="17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17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3:11:47.736046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3:17:07.248887883</dc:date>
    <meta:editing-duration>PT2H46M39S</meta:editing-duration>
    <meta:editing-cycles>16</meta:editing-cycles>
    <meta:generator>LibreOffice/6.0.7.3$Linux_X86_64 LibreOffice_project/00m0$Build-3</meta:generator>
    <meta:document-statistic meta:table-count="1" meta:cell-count="726" meta:object-count="0"/>
  </office:meta>
</office:document-meta>
</file>